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F0000005F48A86AD7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draw:fill="solid" draw:fill-color="#ffb515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666666" fo:font-size="28pt" fo:font-weight="normal" style:font-size-asian="18pt" style:font-size-complex="18pt"/>
    </style:style>
    <style:style style:name="T1" style:family="text">
      <style:text-properties fo:color="#666666" fo:font-size="20pt" fo:font-weight="normal" style:font-size-asian="20pt" style:font-size-complex="20pt"/>
    </style:style>
    <style:style style:name="T2" style:family="text">
      <style:text-properties fo:color="#666666" fo:font-size="28pt" fo:font-weight="normal" style:font-size-asian="18pt" style:font-size-complex="18pt"/>
    </style:style>
    <style:style style:name="T3" style:family="text">
      <style:text-properties fo:color="#666666" fo:font-size="20pt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3.177cm" svg:height="32.384cm" svg:x="0.003cm" svg:y="-0.635cm">
          <draw:image xlink:href="Pictures/10000000000007F0000005F48A86AD75.jpg" xlink:type="simple" xlink:show="embed" xlink:actuate="onLoad">
            <text:p text:style-name="P2"/>
          </draw:image>
        </draw:frame>
        <draw:frame draw:style-name="gr2" draw:text-style-name="P3" draw:layer="layout" svg:width="26.275cm" svg:height="1.398cm" draw:transform="rotate (-1.57079632679579) translate (44.87cm 1.836cm)">
          <draw:text-box>
            <text:p text:style-name="P2"><text:span text:style-name="T1">Think Python: An Introduction to Software Design</text:span><text:span text:style-name="T2"> <text:s text:c="7"/></text:span><text:span text:style-name="T3">Allen B. Down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46.279cm" fo:page-height="30.175cm" style:print-orientation="landscape"/>
    </style:page-layout>
    <style:style style:name="dp1" style:family="drawing-page">
      <style:drawing-page-properties draw:background-size="border" draw:fill="solid" draw:fill-color="#ffb515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7-31T15:29:44</meta:creation-date>
    <dc:creator>Allen Downey</dc:creator>
    <dc:date>2008-07-03T12:43:16</dc:date>
    <meta:printed-by>Allen Downey</meta:printed-by>
    <meta:print-date>2008-01-03T10:38:08</meta:print-date>
    <dc:language>en-US</dc:language>
    <meta:editing-cycles>19</meta:editing-cycles>
    <meta:editing-duration>P4DT19H33M11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